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svg:stroke-color="#000000" draw:fill="gradient" draw:fill-color="#800000" draw:fill-gradient-name="LED" draw:textarea-vertical-align="middle"/>
    </style:style>
    <style:style style:name="gr3" style:family="graphic" style:parent-style-name="standard">
      <style:graphic-properties draw:fill="solid" draw:fill-color="#e6e6e6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svg:stroke-width="0.025cm" svg:stroke-color="#00000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color="#000000" draw:fill="none" draw:fill-color="#ffffff" fo:min-height="0.322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1.02cm"/>
    </style:style>
    <style:style style:name="gr10" style:family="graphic" style:parent-style-name="standard">
      <style:graphic-properties svg:stroke-color="#000000" draw:fill="gradient" draw:fill-color="#800000" draw:fill-gradient-name="LED_5f_OFF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3.30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9pt" style:font-size-asian="9pt" style:font-size-complex="9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7.94cm" svg:height="3.175cm" svg:x="0cm" svg:y="19.05cm" draw:corner-radius="0.254cm">
          <text:p/>
        </draw:rect>
        <draw:rect draw:style-name="gr1" draw:text-style-name="P1" draw:layer="layout" svg:width="27.94cm" svg:height="3.175cm" svg:x="0cm" svg:y="22.225cm" draw:corner-radius="0.254cm">
          <text:p/>
        </draw:rect>
        <draw:rect draw:style-name="gr1" draw:text-style-name="P1" draw:layer="layout" svg:width="27.94cm" svg:height="3.175cm" svg:x="0cm" svg:y="25.4cm" draw:corner-radius="0.254cm">
          <text:p/>
        </draw:rect>
        <draw:rect draw:style-name="gr1" draw:text-style-name="P1" draw:layer="layout" svg:width="27.94cm" svg:height="3.175cm" svg:x="0cm" svg:y="28.575cm" draw:corner-radius="0.254cm">
          <text:p/>
        </draw:rect>
        <draw:rect draw:style-name="gr1" draw:text-style-name="P1" draw:layer="layout" svg:width="27.94cm" svg:height="9.525cm" svg:x="0cm" svg:y="31.75cm" draw:corner-radius="0.254cm">
          <text:p/>
        </draw:rect>
        <draw:rect draw:style-name="gr1" draw:text-style-name="P1" draw:layer="layout" svg:width="27.94cm" svg:height="3.175cm" svg:x="27.94cm" svg:y="19.05cm" draw:corner-radius="0.254cm">
          <text:p/>
        </draw:rect>
        <draw:rect draw:style-name="gr1" draw:text-style-name="P1" draw:layer="layout" svg:width="27.94cm" svg:height="3.175cm" svg:x="27.94cm" svg:y="22.225cm" draw:corner-radius="0.254cm">
          <text:p/>
        </draw:rect>
        <draw:rect draw:style-name="gr1" draw:text-style-name="P1" draw:layer="layout" svg:width="27.94cm" svg:height="3.175cm" svg:x="27.94cm" svg:y="25.4cm" draw:corner-radius="0.254cm">
          <text:p/>
        </draw:rect>
        <draw:rect draw:style-name="gr1" draw:text-style-name="P1" draw:layer="layout" svg:width="27.94cm" svg:height="3.175cm" svg:x="27.94cm" svg:y="28.575cm" draw:corner-radius="0.254cm">
          <text:p/>
        </draw:rect>
        <draw:rect draw:style-name="gr1" draw:text-style-name="P1" draw:layer="layout" svg:width="27.94cm" svg:height="9.525cm" svg:x="27.94cm" svg:y="31.75cm" draw:corner-radius="0.254cm">
          <text:p/>
        </draw:rect>
        <draw:rect draw:style-name="gr1" draw:text-style-name="P1" draw:layer="layout" svg:width="27.94cm" svg:height="3.175cm" svg:x="0cm" svg:y="31.75cm" draw:corner-radius="0.254cm">
          <text:p/>
        </draw:rect>
        <draw:rect draw:style-name="gr1" draw:text-style-name="P1" draw:layer="layout" svg:width="27.94cm" svg:height="9.525cm" svg:x="0cm" svg:y="0cm" draw:corner-radius="0.254cm">
          <text:p/>
        </draw:rect>
        <draw:rect draw:style-name="gr1" draw:text-style-name="P1" draw:layer="layout" svg:width="27.94cm" svg:height="9.525cm" svg:x="0cm" svg:y="9.525cm" draw:corner-radius="0.254cm">
          <text:p/>
        </draw:rect>
        <draw:rect draw:style-name="gr1" draw:text-style-name="P1" draw:layer="layout" svg:width="27.94cm" svg:height="9.525cm" svg:x="27.94cm" svg:y="0cm" draw:corner-radius="0.254cm">
          <text:p/>
        </draw:rect>
        <draw:rect draw:style-name="gr1" draw:text-style-name="P1" draw:layer="layout" svg:width="27.94cm" svg:height="3.175cm" svg:x="27.94cm" svg:y="9.525cm" draw:corner-radius="0.254cm">
          <text:p/>
        </draw:rect>
        <draw:rect draw:style-name="gr1" draw:text-style-name="P1" draw:layer="layout" svg:width="27.94cm" svg:height="3.175cm" svg:x="27.94cm" svg:y="12.7cm" draw:corner-radius="0.254cm">
          <text:p/>
        </draw:rect>
        <draw:rect draw:style-name="gr1" draw:text-style-name="P1" draw:layer="layout" svg:width="27.94cm" svg:height="3.175cm" svg:x="27.94cm" svg:y="15.875cm" draw:corner-radius="0.254cm">
          <text:p/>
        </draw:rect>
        <draw:circle draw:style-name="gr2" draw:text-style-name="P1" draw:layer="layout" svg:width="0.254cm" svg:height="0.254cm" svg:x="19.558cm" svg:y="32.512cm">
          <text:p/>
        </draw:circle>
        <draw:circle draw:style-name="gr2" draw:text-style-name="P1" draw:layer="layout" svg:width="0.254cm" svg:height="0.254cm" svg:x="19.558cm" svg:y="33.147cm">
          <text:p/>
        </draw:circle>
        <draw:circle draw:style-name="gr2" draw:text-style-name="P1" draw:layer="layout" svg:width="0.254cm" svg:height="0.254cm" svg:x="19.558cm" svg:y="33.782cm">
          <text:p/>
        </draw:circle>
        <draw:rect draw:style-name="gr3" draw:text-style-name="P1" draw:layer="layout" svg:width="0.762cm" svg:height="0.762cm" svg:x="10.413cm" svg:y="33.02cm" draw:corner-radius="0.102cm">
          <text:p/>
        </draw:rect>
        <draw:frame draw:style-name="gr4" draw:text-style-name="P2" draw:layer="layout" svg:width="2.54cm" svg:height="0.635cm" svg:x="9.524cm" svg:y="33.655cm">
          <draw:text-box>
            <text:p text:style-name="P1"><text:span text:style-name="T1">Pick/Show</text:span></text:p>
          </draw:text-box>
        </draw:frame>
        <draw:circle draw:style-name="gr3" draw:text-style-name="P1" draw:layer="layout" svg:width="0.762cm" svg:height="0.762cm" svg:x="14.223cm" svg:y="33.02cm">
          <text:p/>
        </draw:circle>
        <draw:frame draw:style-name="gr4" draw:text-style-name="P2" draw:layer="layout" svg:width="2.286cm" svg:height="0.635cm" svg:x="13.461cm" svg:y="33.655cm">
          <draw:text-box>
            <text:p text:style-name="P1"><text:span text:style-name="T1">DC</text:span></text:p>
          </draw:text-box>
        </draw:frame>
        <draw:circle draw:style-name="gr2" draw:text-style-name="P1" draw:layer="layout" svg:width="0.254cm" svg:height="0.254cm" svg:x="10.667cm" svg:y="32.639cm">
          <text:p/>
        </draw:circle>
        <draw:circle draw:style-name="gr3" draw:text-style-name="P1" draw:layer="layout" svg:width="0.762cm" svg:height="0.762cm" svg:x="12.318cm" svg:y="33.02cm">
          <text:p/>
        </draw:circle>
        <draw:frame draw:style-name="gr4" draw:text-style-name="P2" draw:layer="layout" svg:width="2.286cm" svg:height="0.635cm" svg:x="11.556cm" svg:y="33.655cm">
          <draw:text-box>
            <text:p text:style-name="P1"><text:span text:style-name="T1">Amp</text:span></text:p>
          </draw:text-box>
        </draw:frame>
        <draw:rect draw:style-name="gr3" draw:text-style-name="P1" draw:layer="layout" svg:width="0.762cm" svg:height="0.762cm" svg:x="16.127cm" svg:y="33.02cm" draw:corner-radius="0.102cm">
          <text:p/>
        </draw:rect>
        <draw:circle draw:style-name="gr2" draw:text-style-name="P1" draw:layer="layout" svg:width="0.254cm" svg:height="0.254cm" svg:x="16.381cm" svg:y="32.639cm">
          <text:p/>
        </draw:circle>
        <draw:frame draw:style-name="gr4" draw:text-style-name="P2" draw:layer="layout" svg:width="2.54cm" svg:height="0.635cm" svg:x="15.112cm" svg:y="33.655cm">
          <draw:text-box>
            <text:p text:style-name="P1"><text:span text:style-name="T1">Pick/Show</text:span></text:p>
          </draw:text-box>
        </draw:frame>
        <draw:rect draw:style-name="gr5" draw:text-style-name="P1" draw:layer="layout" svg:width="8.255cm" svg:height="1.905cm" svg:x="9.524cm" svg:y="32.385cm" draw:corner-radius="0.254cm">
          <text:p/>
        </draw:rect>
        <draw:circle draw:style-name="gr2" draw:text-style-name="P1" draw:layer="layout" svg:width="0.254cm" svg:height="0.254cm" svg:x="7.492cm" svg:y="32.544cm">
          <text:p/>
        </draw:circle>
        <draw:circle draw:style-name="gr2" draw:text-style-name="P1" draw:layer="layout" svg:width="0.254cm" svg:height="0.254cm" svg:x="7.492cm" svg:y="33.179cm">
          <text:p/>
        </draw:circle>
        <draw:circle draw:style-name="gr2" draw:text-style-name="P1" draw:layer="layout" svg:width="0.254cm" svg:height="0.254cm" svg:x="7.492cm" svg:y="33.814cm">
          <text:p/>
        </draw:circle>
        <draw:circle draw:style-name="gr2" draw:text-style-name="P1" draw:layer="layout" svg:width="0.254cm" svg:height="0.254cm" svg:x="19.558cm" svg:y="29.337cm">
          <text:p/>
        </draw:circle>
        <draw:circle draw:style-name="gr2" draw:text-style-name="P1" draw:layer="layout" svg:width="0.254cm" svg:height="0.254cm" svg:x="19.558cm" svg:y="29.972cm">
          <text:p/>
        </draw:circle>
        <draw:circle draw:style-name="gr2" draw:text-style-name="P1" draw:layer="layout" svg:width="0.254cm" svg:height="0.254cm" svg:x="19.558cm" svg:y="30.607cm">
          <text:p/>
        </draw:circle>
        <draw:rect draw:style-name="gr3" draw:text-style-name="P1" draw:layer="layout" svg:width="0.762cm" svg:height="0.762cm" svg:x="10.413cm" svg:y="29.845cm" draw:corner-radius="0.102cm">
          <text:p/>
        </draw:rect>
        <draw:frame draw:style-name="gr4" draw:text-style-name="P2" draw:layer="layout" svg:width="2.54cm" svg:height="0.635cm" svg:x="9.524cm" svg:y="30.48cm">
          <draw:text-box>
            <text:p text:style-name="P1"><text:span text:style-name="T1">Pick/Show</text:span></text:p>
          </draw:text-box>
        </draw:frame>
        <draw:circle draw:style-name="gr3" draw:text-style-name="P1" draw:layer="layout" svg:width="0.762cm" svg:height="0.762cm" svg:x="14.223cm" svg:y="29.845cm">
          <text:p/>
        </draw:circle>
        <draw:frame draw:style-name="gr4" draw:text-style-name="P2" draw:layer="layout" svg:width="2.286cm" svg:height="0.635cm" svg:x="13.461cm" svg:y="30.48cm">
          <draw:text-box>
            <text:p text:style-name="P1"><text:span text:style-name="T1">DC</text:span></text:p>
          </draw:text-box>
        </draw:frame>
        <draw:circle draw:style-name="gr2" draw:text-style-name="P1" draw:layer="layout" svg:width="0.254cm" svg:height="0.254cm" svg:x="10.667cm" svg:y="29.464cm">
          <text:p/>
        </draw:circle>
        <draw:circle draw:style-name="gr3" draw:text-style-name="P1" draw:layer="layout" svg:width="0.762cm" svg:height="0.762cm" svg:x="12.318cm" svg:y="29.845cm">
          <text:p/>
        </draw:circle>
        <draw:frame draw:style-name="gr4" draw:text-style-name="P2" draw:layer="layout" svg:width="2.286cm" svg:height="0.635cm" svg:x="11.556cm" svg:y="30.48cm">
          <draw:text-box>
            <text:p text:style-name="P1"><text:span text:style-name="T1">Amp</text:span></text:p>
          </draw:text-box>
        </draw:frame>
        <draw:rect draw:style-name="gr3" draw:text-style-name="P1" draw:layer="layout" svg:width="0.762cm" svg:height="0.762cm" svg:x="16.127cm" svg:y="29.845cm" draw:corner-radius="0.102cm">
          <text:p/>
        </draw:rect>
        <draw:circle draw:style-name="gr2" draw:text-style-name="P1" draw:layer="layout" svg:width="0.254cm" svg:height="0.254cm" svg:x="16.381cm" svg:y="29.464cm">
          <text:p/>
        </draw:circle>
        <draw:frame draw:style-name="gr4" draw:text-style-name="P2" draw:layer="layout" svg:width="2.54cm" svg:height="0.635cm" svg:x="15.112cm" svg:y="30.48cm">
          <draw:text-box>
            <text:p text:style-name="P1"><text:span text:style-name="T1">Pick/Show</text:span></text:p>
          </draw:text-box>
        </draw:frame>
        <draw:rect draw:style-name="gr5" draw:text-style-name="P1" draw:layer="layout" svg:width="8.255cm" svg:height="1.905cm" svg:x="9.524cm" svg:y="29.21cm" draw:corner-radius="0.254cm">
          <text:p/>
        </draw:rect>
        <draw:circle draw:style-name="gr2" draw:text-style-name="P1" draw:layer="layout" svg:width="0.254cm" svg:height="0.254cm" svg:x="7.492cm" svg:y="29.369cm">
          <text:p/>
        </draw:circle>
        <draw:circle draw:style-name="gr2" draw:text-style-name="P1" draw:layer="layout" svg:width="0.254cm" svg:height="0.254cm" svg:x="7.492cm" svg:y="30.004cm">
          <text:p/>
        </draw:circle>
        <draw:circle draw:style-name="gr2" draw:text-style-name="P1" draw:layer="layout" svg:width="0.254cm" svg:height="0.254cm" svg:x="7.492cm" svg:y="30.639cm">
          <text:p/>
        </draw:circle>
        <draw:circle draw:style-name="gr2" draw:text-style-name="P1" draw:layer="layout" svg:width="0.254cm" svg:height="0.254cm" svg:x="19.558cm" svg:y="26.162cm">
          <text:p/>
        </draw:circle>
        <draw:circle draw:style-name="gr2" draw:text-style-name="P1" draw:layer="layout" svg:width="0.254cm" svg:height="0.254cm" svg:x="19.558cm" svg:y="26.797cm">
          <text:p/>
        </draw:circle>
        <draw:circle draw:style-name="gr2" draw:text-style-name="P1" draw:layer="layout" svg:width="0.254cm" svg:height="0.254cm" svg:x="19.558cm" svg:y="27.432cm">
          <text:p/>
        </draw:circle>
        <draw:rect draw:style-name="gr3" draw:text-style-name="P1" draw:layer="layout" svg:width="0.762cm" svg:height="0.762cm" svg:x="10.413cm" svg:y="26.67cm" draw:corner-radius="0.102cm">
          <text:p/>
        </draw:rect>
        <draw:frame draw:style-name="gr4" draw:text-style-name="P2" draw:layer="layout" svg:width="2.54cm" svg:height="0.635cm" svg:x="9.524cm" svg:y="27.305cm">
          <draw:text-box>
            <text:p text:style-name="P1"><text:span text:style-name="T1">Pick/Show</text:span></text:p>
          </draw:text-box>
        </draw:frame>
        <draw:circle draw:style-name="gr3" draw:text-style-name="P1" draw:layer="layout" svg:width="0.762cm" svg:height="0.762cm" svg:x="14.223cm" svg:y="26.67cm">
          <text:p/>
        </draw:circle>
        <draw:frame draw:style-name="gr4" draw:text-style-name="P2" draw:layer="layout" svg:width="2.286cm" svg:height="0.635cm" svg:x="13.461cm" svg:y="27.305cm">
          <draw:text-box>
            <text:p text:style-name="P1"><text:span text:style-name="T1">DC</text:span></text:p>
          </draw:text-box>
        </draw:frame>
        <draw:circle draw:style-name="gr2" draw:text-style-name="P1" draw:layer="layout" svg:width="0.254cm" svg:height="0.254cm" svg:x="10.667cm" svg:y="26.289cm">
          <text:p/>
        </draw:circle>
        <draw:circle draw:style-name="gr3" draw:text-style-name="P1" draw:layer="layout" svg:width="0.762cm" svg:height="0.762cm" svg:x="12.318cm" svg:y="26.67cm">
          <text:p/>
        </draw:circle>
        <draw:frame draw:style-name="gr4" draw:text-style-name="P2" draw:layer="layout" svg:width="2.286cm" svg:height="0.635cm" svg:x="11.556cm" svg:y="27.305cm">
          <draw:text-box>
            <text:p text:style-name="P1"><text:span text:style-name="T1">Amp</text:span></text:p>
          </draw:text-box>
        </draw:frame>
        <draw:rect draw:style-name="gr3" draw:text-style-name="P1" draw:layer="layout" svg:width="0.762cm" svg:height="0.762cm" svg:x="16.127cm" svg:y="26.67cm" draw:corner-radius="0.102cm">
          <text:p/>
        </draw:rect>
        <draw:circle draw:style-name="gr2" draw:text-style-name="P1" draw:layer="layout" svg:width="0.254cm" svg:height="0.254cm" svg:x="16.381cm" svg:y="26.289cm">
          <text:p/>
        </draw:circle>
        <draw:frame draw:style-name="gr4" draw:text-style-name="P2" draw:layer="layout" svg:width="2.54cm" svg:height="0.635cm" svg:x="15.112cm" svg:y="27.305cm">
          <draw:text-box>
            <text:p text:style-name="P1"><text:span text:style-name="T1">Pick/Show</text:span></text:p>
          </draw:text-box>
        </draw:frame>
        <draw:rect draw:style-name="gr5" draw:text-style-name="P1" draw:layer="layout" svg:width="8.255cm" svg:height="1.905cm" svg:x="9.524cm" svg:y="26.035cm" draw:corner-radius="0.254cm">
          <text:p/>
        </draw:rect>
        <draw:circle draw:style-name="gr2" draw:text-style-name="P1" draw:layer="layout" svg:width="0.254cm" svg:height="0.254cm" svg:x="7.492cm" svg:y="26.194cm">
          <text:p/>
        </draw:circle>
        <draw:circle draw:style-name="gr2" draw:text-style-name="P1" draw:layer="layout" svg:width="0.254cm" svg:height="0.254cm" svg:x="7.492cm" svg:y="26.829cm">
          <text:p/>
        </draw:circle>
        <draw:circle draw:style-name="gr2" draw:text-style-name="P1" draw:layer="layout" svg:width="0.254cm" svg:height="0.254cm" svg:x="7.492cm" svg:y="27.464cm">
          <text:p/>
        </draw:circle>
        <draw:circle draw:style-name="gr2" draw:text-style-name="P1" draw:layer="layout" svg:width="0.254cm" svg:height="0.254cm" svg:x="19.558cm" svg:y="22.86cm">
          <text:p/>
        </draw:circle>
        <draw:circle draw:style-name="gr2" draw:text-style-name="P1" draw:layer="layout" svg:width="0.254cm" svg:height="0.254cm" svg:x="19.558cm" svg:y="23.495cm">
          <text:p/>
        </draw:circle>
        <draw:circle draw:style-name="gr2" draw:text-style-name="P1" draw:layer="layout" svg:width="0.254cm" svg:height="0.254cm" svg:x="19.558cm" svg:y="24.13cm">
          <text:p/>
        </draw:circle>
        <draw:rect draw:style-name="gr3" draw:text-style-name="P1" draw:layer="layout" svg:width="0.762cm" svg:height="0.762cm" svg:x="10.413cm" svg:y="23.368cm" draw:corner-radius="0.102cm">
          <text:p/>
        </draw:rect>
        <draw:frame draw:style-name="gr4" draw:text-style-name="P2" draw:layer="layout" svg:width="2.54cm" svg:height="0.635cm" svg:x="9.524cm" svg:y="24.003cm">
          <draw:text-box>
            <text:p text:style-name="P1"><text:span text:style-name="T1">Pick/Show</text:span></text:p>
          </draw:text-box>
        </draw:frame>
        <draw:circle draw:style-name="gr3" draw:text-style-name="P1" draw:layer="layout" svg:width="0.762cm" svg:height="0.762cm" svg:x="14.223cm" svg:y="23.368cm">
          <text:p/>
        </draw:circle>
        <draw:frame draw:style-name="gr4" draw:text-style-name="P2" draw:layer="layout" svg:width="2.286cm" svg:height="0.635cm" svg:x="13.461cm" svg:y="24.003cm">
          <draw:text-box>
            <text:p text:style-name="P1"><text:span text:style-name="T1">DC</text:span></text:p>
          </draw:text-box>
        </draw:frame>
        <draw:circle draw:style-name="gr2" draw:text-style-name="P1" draw:layer="layout" svg:width="0.254cm" svg:height="0.254cm" svg:x="10.667cm" svg:y="22.987cm">
          <text:p/>
        </draw:circle>
        <draw:circle draw:style-name="gr3" draw:text-style-name="P1" draw:layer="layout" svg:width="0.762cm" svg:height="0.762cm" svg:x="12.318cm" svg:y="23.368cm">
          <text:p/>
        </draw:circle>
        <draw:frame draw:style-name="gr4" draw:text-style-name="P2" draw:layer="layout" svg:width="2.286cm" svg:height="0.635cm" svg:x="11.556cm" svg:y="24.003cm">
          <draw:text-box>
            <text:p text:style-name="P1"><text:span text:style-name="T1">Amp</text:span></text:p>
          </draw:text-box>
        </draw:frame>
        <draw:rect draw:style-name="gr3" draw:text-style-name="P1" draw:layer="layout" svg:width="0.762cm" svg:height="0.762cm" svg:x="16.127cm" svg:y="23.368cm" draw:corner-radius="0.102cm">
          <text:p/>
        </draw:rect>
        <draw:circle draw:style-name="gr2" draw:text-style-name="P1" draw:layer="layout" svg:width="0.254cm" svg:height="0.254cm" svg:x="16.381cm" svg:y="22.987cm">
          <text:p/>
        </draw:circle>
        <draw:frame draw:style-name="gr4" draw:text-style-name="P2" draw:layer="layout" svg:width="2.54cm" svg:height="0.635cm" svg:x="15.112cm" svg:y="24.003cm">
          <draw:text-box>
            <text:p text:style-name="P1"><text:span text:style-name="T1">Pick/Show</text:span></text:p>
          </draw:text-box>
        </draw:frame>
        <draw:rect draw:style-name="gr5" draw:text-style-name="P1" draw:layer="layout" svg:width="8.255cm" svg:height="1.905cm" svg:x="9.524cm" svg:y="22.733cm" draw:corner-radius="0.254cm">
          <text:p/>
        </draw:rect>
        <draw:circle draw:style-name="gr2" draw:text-style-name="P1" draw:layer="layout" svg:width="0.254cm" svg:height="0.254cm" svg:x="7.492cm" svg:y="22.892cm">
          <text:p/>
        </draw:circle>
        <draw:circle draw:style-name="gr2" draw:text-style-name="P1" draw:layer="layout" svg:width="0.254cm" svg:height="0.254cm" svg:x="7.492cm" svg:y="23.527cm">
          <text:p/>
        </draw:circle>
        <draw:circle draw:style-name="gr2" draw:text-style-name="P1" draw:layer="layout" svg:width="0.254cm" svg:height="0.254cm" svg:x="7.492cm" svg:y="24.162cm">
          <text:p/>
        </draw:circle>
        <draw:circle draw:style-name="gr2" draw:text-style-name="P1" draw:layer="layout" svg:width="0.254cm" svg:height="0.254cm" svg:x="19.559cm" svg:y="19.812cm">
          <text:p/>
        </draw:circle>
        <draw:circle draw:style-name="gr2" draw:text-style-name="P1" draw:layer="layout" svg:width="0.254cm" svg:height="0.254cm" svg:x="19.559cm" svg:y="20.447cm">
          <text:p/>
        </draw:circle>
        <draw:circle draw:style-name="gr2" draw:text-style-name="P1" draw:layer="layout" svg:width="0.254cm" svg:height="0.254cm" svg:x="19.559cm" svg:y="21.082cm">
          <text:p/>
        </draw:circle>
        <draw:rect draw:style-name="gr3" draw:text-style-name="P1" draw:layer="layout" svg:width="0.762cm" svg:height="0.762cm" svg:x="10.414cm" svg:y="20.32cm" draw:corner-radius="0.102cm">
          <text:p/>
        </draw:rect>
        <draw:frame draw:style-name="gr4" draw:text-style-name="P2" draw:layer="layout" svg:width="2.54cm" svg:height="0.635cm" svg:x="9.525cm" svg:y="20.955cm">
          <draw:text-box>
            <text:p text:style-name="P1"><text:span text:style-name="T1">Pick/Show</text:span></text:p>
          </draw:text-box>
        </draw:frame>
        <draw:circle draw:style-name="gr3" draw:text-style-name="P1" draw:layer="layout" svg:width="0.762cm" svg:height="0.762cm" svg:x="14.224cm" svg:y="20.32cm">
          <text:p/>
        </draw:circle>
        <draw:frame draw:style-name="gr4" draw:text-style-name="P2" draw:layer="layout" svg:width="2.286cm" svg:height="0.635cm" svg:x="13.462cm" svg:y="20.955cm">
          <draw:text-box>
            <text:p text:style-name="P1"><text:span text:style-name="T1">DC</text:span></text:p>
          </draw:text-box>
        </draw:frame>
        <draw:circle draw:style-name="gr2" draw:text-style-name="P1" draw:layer="layout" svg:width="0.254cm" svg:height="0.254cm" svg:x="10.668cm" svg:y="19.939cm">
          <text:p/>
        </draw:circle>
        <draw:circle draw:style-name="gr3" draw:text-style-name="P1" draw:layer="layout" svg:width="0.762cm" svg:height="0.762cm" svg:x="12.319cm" svg:y="20.32cm">
          <text:p/>
        </draw:circle>
        <draw:frame draw:style-name="gr4" draw:text-style-name="P2" draw:layer="layout" svg:width="2.286cm" svg:height="0.635cm" svg:x="11.557cm" svg:y="20.955cm">
          <draw:text-box>
            <text:p text:style-name="P1"><text:span text:style-name="T1">Amp</text:span></text:p>
          </draw:text-box>
        </draw:frame>
        <draw:rect draw:style-name="gr3" draw:text-style-name="P1" draw:layer="layout" svg:width="0.762cm" svg:height="0.762cm" svg:x="16.128cm" svg:y="20.32cm" draw:corner-radius="0.102cm">
          <text:p/>
        </draw:rect>
        <draw:circle draw:style-name="gr2" draw:text-style-name="P1" draw:layer="layout" svg:width="0.254cm" svg:height="0.254cm" svg:x="16.382cm" svg:y="19.939cm">
          <text:p/>
        </draw:circle>
        <draw:frame draw:style-name="gr4" draw:text-style-name="P2" draw:layer="layout" svg:width="2.54cm" svg:height="0.635cm" svg:x="15.113cm" svg:y="20.955cm">
          <draw:text-box>
            <text:p text:style-name="P1"><text:span text:style-name="T1">Pick/Show</text:span></text:p>
          </draw:text-box>
        </draw:frame>
        <draw:rect draw:style-name="gr5" draw:text-style-name="P1" draw:layer="layout" svg:width="8.255cm" svg:height="1.905cm" svg:x="9.525cm" svg:y="19.685cm" draw:corner-radius="0.254cm">
          <text:p/>
        </draw:rect>
        <draw:circle draw:style-name="gr2" draw:text-style-name="P1" draw:layer="layout" svg:width="0.254cm" svg:height="0.254cm" svg:x="7.493cm" svg:y="19.844cm">
          <text:p/>
        </draw:circle>
        <draw:circle draw:style-name="gr2" draw:text-style-name="P1" draw:layer="layout" svg:width="0.254cm" svg:height="0.254cm" svg:x="7.493cm" svg:y="20.479cm">
          <text:p/>
        </draw:circle>
        <draw:circle draw:style-name="gr2" draw:text-style-name="P1" draw:layer="layout" svg:width="0.254cm" svg:height="0.254cm" svg:x="7.493cm" svg:y="21.114cm">
          <text:p/>
        </draw:circle>
        <draw:circle draw:style-name="gr3" draw:text-style-name="P1" draw:layer="layout" svg:width="0.762cm" svg:height="0.762cm" svg:x="31.75cm" svg:y="36.322cm">
          <text:p/>
        </draw:circle>
        <draw:frame draw:style-name="gr6" draw:text-style-name="P3" draw:layer="layout" svg:width="2.286cm" svg:height="0.603cm" svg:x="30.988cm" svg:y="36.957cm">
          <draw:text-box>
            <text:p text:style-name="P1"><text:span text:style-name="T1">Select</text:span></text:p>
          </draw:text-box>
        </draw:frame>
        <draw:rect draw:style-name="gr5" draw:text-style-name="P1" draw:layer="layout" svg:width="2.54cm" svg:height="1.524cm" svg:x="30.861cm" svg:y="36.068cm" draw:corner-radius="0.254cm">
          <text:p/>
        </draw:rect>
        <draw:rect draw:style-name="gr7" draw:text-style-name="P1" draw:layer="layout" svg:width="6.858cm" svg:height="2.032cm" svg:x="40.513cm" svg:y="33.909cm" draw:corner-radius="0.254cm">
          <text:p/>
        </draw:rect>
        <draw:rect draw:style-name="gr8" draw:text-style-name="P1" draw:layer="layout" svg:width="4.191cm" svg:height="2.032cm" svg:x="40.513cm" svg:y="32.893cm" draw:corner-radius="0.254cm">
          <text:p/>
        </draw:rect>
        <draw:circle draw:style-name="gr3" draw:text-style-name="P1" draw:layer="layout" svg:width="0.762cm" svg:height="0.762cm" svg:x="43.815cm" svg:y="35.052cm">
          <text:p/>
        </draw:circle>
        <draw:circle draw:style-name="gr3" draw:text-style-name="P1" draw:layer="layout" svg:width="0.762cm" svg:height="0.762cm" svg:x="43.815cm" svg:y="34.036cm">
          <text:p/>
        </draw:circle>
        <draw:circle draw:style-name="gr3" draw:text-style-name="P1" draw:layer="layout" svg:width="0.762cm" svg:height="0.762cm" svg:x="43.815cm" svg:y="33.02cm">
          <text:p/>
        </draw:circle>
        <draw:circle draw:style-name="gr3" draw:text-style-name="P1" draw:layer="layout" svg:width="0.762cm" svg:height="0.762cm" svg:x="42.799cm" svg:y="33.02cm">
          <text:p/>
        </draw:circle>
        <draw:circle draw:style-name="gr3" draw:text-style-name="P1" draw:layer="layout" svg:width="0.762cm" svg:height="0.762cm" svg:x="42.799cm" svg:y="34.036cm">
          <text:p/>
        </draw:circle>
        <draw:circle draw:style-name="gr3" draw:text-style-name="P1" draw:layer="layout" svg:width="0.762cm" svg:height="0.762cm" svg:x="42.799cm" svg:y="35.052cm">
          <text:p/>
        </draw:circle>
        <draw:circle draw:style-name="gr3" draw:text-style-name="P1" draw:layer="layout" svg:width="0.762cm" svg:height="0.762cm" svg:x="44.831cm" svg:y="35.052cm">
          <text:p/>
        </draw:circle>
        <draw:circle draw:style-name="gr3" draw:text-style-name="P1" draw:layer="layout" svg:width="0.762cm" svg:height="0.762cm" svg:x="44.831cm" svg:y="34.036cm">
          <text:p/>
        </draw:circle>
        <draw:frame draw:style-name="gr9" draw:text-style-name="P4" draw:layer="layout" svg:width="2.54cm" svg:height="1.27cm" svg:x="45.212cm" svg:y="34.036cm">
          <draw:text-box>
            <text:p text:style-name="P1"><text:span text:style-name="T2">Width</text:span></text:p>
          </draw:text-box>
        </draw:frame>
        <draw:circle draw:style-name="gr3" draw:text-style-name="P1" draw:layer="layout" svg:width="0.762cm" svg:height="0.762cm" svg:x="38.1cm" svg:y="29.718cm">
          <text:p/>
        </draw:circle>
        <draw:frame draw:style-name="gr4" draw:text-style-name="P5" draw:layer="layout" svg:width="2.794cm" svg:height="0.725cm" svg:x="37.719cm" svg:y="29.083cm">
          <draw:text-box>
            <text:p><text:span text:style-name="T2">Oscillator A</text:span></text:p>
          </draw:text-box>
        </draw:frame>
        <draw:rect draw:style-name="gr3" draw:text-style-name="P1" draw:layer="layout" svg:width="0.762cm" svg:height="0.762cm" svg:x="46.99cm" svg:y="29.718cm" draw:corner-radius="0.102cm">
          <text:p/>
        </draw:rect>
        <draw:circle draw:style-name="gr2" draw:text-style-name="P1" draw:layer="layout" svg:width="0.254cm" svg:height="0.254cm" svg:x="44.958cm" svg:y="29.972cm">
          <text:p/>
        </draw:circle>
        <draw:circle draw:style-name="gr2" draw:text-style-name="P1" draw:layer="layout" svg:width="0.254cm" svg:height="0.254cm" svg:x="43.18cm" svg:y="29.972cm">
          <text:p/>
        </draw:circle>
        <draw:circle draw:style-name="gr10" draw:text-style-name="P1" draw:layer="layout" svg:width="0.254cm" svg:height="0.254cm" svg:x="44.069cm" svg:y="29.972cm">
          <text:p/>
        </draw:circle>
        <draw:circle draw:style-name="gr3" draw:text-style-name="P1" draw:layer="layout" svg:width="0.762cm" svg:height="0.762cm" svg:x="39.37cm" svg:y="29.718cm">
          <text:p/>
        </draw:circle>
        <draw:circle draw:style-name="gr3" draw:text-style-name="P1" draw:layer="layout" svg:width="0.762cm" svg:height="0.762cm" svg:x="45.72cm" svg:y="29.718cm">
          <text:p/>
        </draw:circle>
        <draw:circle draw:style-name="gr2" draw:text-style-name="P1" draw:layer="layout" svg:width="0.254cm" svg:height="0.254cm" svg:x="47.244cm" svg:y="29.337cm">
          <text:p/>
        </draw:circle>
        <draw:rect draw:style-name="gr3" draw:text-style-name="P1" draw:layer="layout" svg:width="0.762cm" svg:height="0.762cm" svg:x="41.91cm" svg:y="29.718cm" draw:corner-radius="0.102cm">
          <text:p/>
        </draw:rect>
        <draw:frame draw:style-name="gr4" draw:text-style-name="P2" draw:layer="layout" svg:width="2.286cm" svg:height="0.635cm" svg:x="37.338cm" svg:y="30.353cm">
          <draw:text-box>
            <text:p text:style-name="P1"><text:span text:style-name="T1">Pitch</text:span></text:p>
          </draw:text-box>
        </draw:frame>
        <draw:frame draw:style-name="gr4" draw:text-style-name="P2" draw:layer="layout" svg:width="2.286cm" svg:height="0.635cm" svg:x="38.608cm" svg:y="30.353cm">
          <draw:text-box>
            <text:p text:style-name="P1"><text:span text:style-name="T1">Octave</text:span></text:p>
          </draw:text-box>
        </draw:frame>
        <draw:frame draw:style-name="gr4" draw:text-style-name="P2" draw:layer="layout" svg:width="2.286cm" svg:height="0.635cm" svg:x="39.878cm" svg:y="30.353cm">
          <draw:text-box>
            <text:p text:style-name="P1"><text:span text:style-name="T1">Cent</text:span></text:p>
          </draw:text-box>
        </draw:frame>
        <draw:circle draw:style-name="gr3" draw:text-style-name="P1" draw:layer="layout" svg:width="0.762cm" svg:height="0.762cm" svg:x="40.64cm" svg:y="29.718cm">
          <text:p/>
        </draw:circle>
        <draw:frame draw:style-name="gr4" draw:text-style-name="P2" draw:layer="layout" svg:width="2.286cm" svg:height="0.635cm" svg:x="41.148cm" svg:y="30.353cm">
          <draw:text-box>
            <text:p text:style-name="P1"><text:span text:style-name="T1">Wave</text:span></text:p>
          </draw:text-box>
        </draw:frame>
        <draw:frame draw:style-name="gr4" draw:text-style-name="P2" draw:layer="layout" svg:width="2.286cm" svg:height="0.635cm" svg:x="44.958cm" svg:y="30.353cm">
          <draw:text-box>
            <text:p text:style-name="P1"><text:span text:style-name="T1">Pre-Amp</text:span></text:p>
          </draw:text-box>
        </draw:frame>
        <draw:frame draw:style-name="gr4" draw:text-style-name="P2" draw:layer="layout" svg:width="2.286cm" svg:height="0.635cm" svg:x="46.228cm" svg:y="30.353cm">
          <draw:text-box>
            <text:p text:style-name="P1"><text:span text:style-name="T1">Sync</text:span></text:p>
          </draw:text-box>
        </draw:frame>
        <draw:circle draw:style-name="gr3" draw:text-style-name="P1" draw:layer="layout" svg:width="0.762cm" svg:height="0.762cm" svg:x="38.1cm" svg:y="26.416cm">
          <text:p/>
        </draw:circle>
        <draw:frame draw:style-name="gr4" draw:text-style-name="P5" draw:layer="layout" svg:width="2.794cm" svg:height="0.725cm" svg:x="37.719cm" svg:y="25.781cm">
          <draw:text-box>
            <text:p><text:span text:style-name="T2">Oscillator A</text:span></text:p>
          </draw:text-box>
        </draw:frame>
        <draw:rect draw:style-name="gr3" draw:text-style-name="P1" draw:layer="layout" svg:width="0.762cm" svg:height="0.762cm" svg:x="46.99cm" svg:y="26.416cm" draw:corner-radius="0.102cm">
          <text:p/>
        </draw:rect>
        <draw:circle draw:style-name="gr2" draw:text-style-name="P1" draw:layer="layout" svg:width="0.254cm" svg:height="0.254cm" svg:x="44.958cm" svg:y="26.67cm">
          <text:p/>
        </draw:circle>
        <draw:circle draw:style-name="gr2" draw:text-style-name="P1" draw:layer="layout" svg:width="0.254cm" svg:height="0.254cm" svg:x="43.18cm" svg:y="26.67cm">
          <text:p/>
        </draw:circle>
        <draw:circle draw:style-name="gr10" draw:text-style-name="P1" draw:layer="layout" svg:width="0.254cm" svg:height="0.254cm" svg:x="44.069cm" svg:y="26.67cm">
          <text:p/>
        </draw:circle>
        <draw:circle draw:style-name="gr3" draw:text-style-name="P1" draw:layer="layout" svg:width="0.762cm" svg:height="0.762cm" svg:x="39.37cm" svg:y="26.416cm">
          <text:p/>
        </draw:circle>
        <draw:circle draw:style-name="gr3" draw:text-style-name="P1" draw:layer="layout" svg:width="0.762cm" svg:height="0.762cm" svg:x="45.72cm" svg:y="26.416cm">
          <text:p/>
        </draw:circle>
        <draw:circle draw:style-name="gr2" draw:text-style-name="P1" draw:layer="layout" svg:width="0.254cm" svg:height="0.254cm" svg:x="47.244cm" svg:y="26.035cm">
          <text:p/>
        </draw:circle>
        <draw:rect draw:style-name="gr3" draw:text-style-name="P1" draw:layer="layout" svg:width="0.762cm" svg:height="0.762cm" svg:x="41.91cm" svg:y="26.416cm" draw:corner-radius="0.102cm">
          <text:p/>
        </draw:rect>
        <draw:frame draw:style-name="gr4" draw:text-style-name="P2" draw:layer="layout" svg:width="2.286cm" svg:height="0.635cm" svg:x="37.338cm" svg:y="27.051cm">
          <draw:text-box>
            <text:p text:style-name="P1"><text:span text:style-name="T1">Pitch</text:span></text:p>
          </draw:text-box>
        </draw:frame>
        <draw:frame draw:style-name="gr4" draw:text-style-name="P2" draw:layer="layout" svg:width="2.286cm" svg:height="0.635cm" svg:x="38.608cm" svg:y="27.051cm">
          <draw:text-box>
            <text:p text:style-name="P1"><text:span text:style-name="T1">Octave</text:span></text:p>
          </draw:text-box>
        </draw:frame>
        <draw:frame draw:style-name="gr4" draw:text-style-name="P2" draw:layer="layout" svg:width="2.286cm" svg:height="0.635cm" svg:x="39.878cm" svg:y="27.051cm">
          <draw:text-box>
            <text:p text:style-name="P1"><text:span text:style-name="T1">Cent</text:span></text:p>
          </draw:text-box>
        </draw:frame>
        <draw:circle draw:style-name="gr3" draw:text-style-name="P1" draw:layer="layout" svg:width="0.762cm" svg:height="0.762cm" svg:x="40.64cm" svg:y="26.416cm">
          <text:p/>
        </draw:circle>
        <draw:frame draw:style-name="gr4" draw:text-style-name="P2" draw:layer="layout" svg:width="2.286cm" svg:height="0.635cm" svg:x="41.148cm" svg:y="27.051cm">
          <draw:text-box>
            <text:p text:style-name="P1"><text:span text:style-name="T1">Wave</text:span></text:p>
          </draw:text-box>
        </draw:frame>
        <draw:frame draw:style-name="gr4" draw:text-style-name="P2" draw:layer="layout" svg:width="2.286cm" svg:height="0.635cm" svg:x="44.958cm" svg:y="27.051cm">
          <draw:text-box>
            <text:p text:style-name="P1"><text:span text:style-name="T1">Pre-Amp</text:span></text:p>
          </draw:text-box>
        </draw:frame>
        <draw:frame draw:style-name="gr4" draw:text-style-name="P2" draw:layer="layout" svg:width="2.286cm" svg:height="0.635cm" svg:x="46.228cm" svg:y="27.051cm">
          <draw:text-box>
            <text:p text:style-name="P1"><text:span text:style-name="T1">Sync</text:span></text:p>
          </draw:text-box>
        </draw:frame>
        <draw:circle draw:style-name="gr3" draw:text-style-name="P1" draw:layer="layout" svg:width="0.762cm" svg:height="0.762cm" svg:x="38.1cm" svg:y="23.368cm">
          <text:p/>
        </draw:circle>
        <draw:frame draw:style-name="gr4" draw:text-style-name="P5" draw:layer="layout" svg:width="2.794cm" svg:height="0.725cm" svg:x="37.719cm" svg:y="22.733cm">
          <draw:text-box>
            <text:p><text:span text:style-name="T2">Oscillator A</text:span></text:p>
          </draw:text-box>
        </draw:frame>
        <draw:rect draw:style-name="gr3" draw:text-style-name="P1" draw:layer="layout" svg:width="0.762cm" svg:height="0.762cm" svg:x="46.99cm" svg:y="23.368cm" draw:corner-radius="0.102cm">
          <text:p/>
        </draw:rect>
        <draw:circle draw:style-name="gr2" draw:text-style-name="P1" draw:layer="layout" svg:width="0.254cm" svg:height="0.254cm" svg:x="44.958cm" svg:y="23.622cm">
          <text:p/>
        </draw:circle>
        <draw:circle draw:style-name="gr2" draw:text-style-name="P1" draw:layer="layout" svg:width="0.254cm" svg:height="0.254cm" svg:x="43.18cm" svg:y="23.622cm">
          <text:p/>
        </draw:circle>
        <draw:circle draw:style-name="gr10" draw:text-style-name="P1" draw:layer="layout" svg:width="0.254cm" svg:height="0.254cm" svg:x="44.069cm" svg:y="23.622cm">
          <text:p/>
        </draw:circle>
        <draw:circle draw:style-name="gr3" draw:text-style-name="P1" draw:layer="layout" svg:width="0.762cm" svg:height="0.762cm" svg:x="39.37cm" svg:y="23.368cm">
          <text:p/>
        </draw:circle>
        <draw:circle draw:style-name="gr3" draw:text-style-name="P1" draw:layer="layout" svg:width="0.762cm" svg:height="0.762cm" svg:x="45.72cm" svg:y="23.368cm">
          <text:p/>
        </draw:circle>
        <draw:circle draw:style-name="gr2" draw:text-style-name="P1" draw:layer="layout" svg:width="0.254cm" svg:height="0.254cm" svg:x="47.244cm" svg:y="22.987cm">
          <text:p/>
        </draw:circle>
        <draw:rect draw:style-name="gr3" draw:text-style-name="P1" draw:layer="layout" svg:width="0.762cm" svg:height="0.762cm" svg:x="41.91cm" svg:y="23.368cm" draw:corner-radius="0.102cm">
          <text:p/>
        </draw:rect>
        <draw:frame draw:style-name="gr4" draw:text-style-name="P2" draw:layer="layout" svg:width="2.286cm" svg:height="0.635cm" svg:x="37.338cm" svg:y="24.003cm">
          <draw:text-box>
            <text:p text:style-name="P1"><text:span text:style-name="T1">Pitch</text:span></text:p>
          </draw:text-box>
        </draw:frame>
        <draw:frame draw:style-name="gr4" draw:text-style-name="P2" draw:layer="layout" svg:width="2.286cm" svg:height="0.635cm" svg:x="38.608cm" svg:y="24.003cm">
          <draw:text-box>
            <text:p text:style-name="P1"><text:span text:style-name="T1">Octave</text:span></text:p>
          </draw:text-box>
        </draw:frame>
        <draw:frame draw:style-name="gr4" draw:text-style-name="P2" draw:layer="layout" svg:width="2.286cm" svg:height="0.635cm" svg:x="39.878cm" svg:y="24.003cm">
          <draw:text-box>
            <text:p text:style-name="P1"><text:span text:style-name="T1">Cent</text:span></text:p>
          </draw:text-box>
        </draw:frame>
        <draw:circle draw:style-name="gr3" draw:text-style-name="P1" draw:layer="layout" svg:width="0.762cm" svg:height="0.762cm" svg:x="40.64cm" svg:y="23.368cm">
          <text:p/>
        </draw:circle>
        <draw:frame draw:style-name="gr4" draw:text-style-name="P2" draw:layer="layout" svg:width="2.286cm" svg:height="0.635cm" svg:x="41.148cm" svg:y="24.003cm">
          <draw:text-box>
            <text:p text:style-name="P1"><text:span text:style-name="T1">Wave</text:span></text:p>
          </draw:text-box>
        </draw:frame>
        <draw:frame draw:style-name="gr4" draw:text-style-name="P2" draw:layer="layout" svg:width="2.286cm" svg:height="0.635cm" svg:x="44.958cm" svg:y="24.003cm">
          <draw:text-box>
            <text:p text:style-name="P1"><text:span text:style-name="T1">Pre-Amp</text:span></text:p>
          </draw:text-box>
        </draw:frame>
        <draw:frame draw:style-name="gr4" draw:text-style-name="P2" draw:layer="layout" svg:width="2.286cm" svg:height="0.635cm" svg:x="46.228cm" svg:y="24.003cm">
          <draw:text-box>
            <text:p text:style-name="P1"><text:span text:style-name="T1">Sync</text:span></text:p>
          </draw:text-box>
        </draw:frame>
        <draw:circle draw:style-name="gr3" draw:text-style-name="P1" draw:layer="layout" svg:width="0.762cm" svg:height="0.762cm" svg:x="38.1cm" svg:y="20.066cm">
          <text:p/>
        </draw:circle>
        <draw:frame draw:style-name="gr4" draw:text-style-name="P5" draw:layer="layout" svg:width="2.794cm" svg:height="0.725cm" svg:x="37.719cm" svg:y="19.431cm">
          <draw:text-box>
            <text:p><text:span text:style-name="T2">Oscillator A</text:span></text:p>
          </draw:text-box>
        </draw:frame>
        <draw:circle draw:style-name="gr2" draw:text-style-name="P1" draw:layer="layout" svg:width="0.254cm" svg:height="0.254cm" svg:x="44.958cm" svg:y="20.32cm">
          <text:p/>
        </draw:circle>
        <draw:circle draw:style-name="gr2" draw:text-style-name="P1" draw:layer="layout" svg:width="0.254cm" svg:height="0.254cm" svg:x="43.18cm" svg:y="20.32cm">
          <text:p/>
        </draw:circle>
        <draw:circle draw:style-name="gr10" draw:text-style-name="P1" draw:layer="layout" svg:width="0.254cm" svg:height="0.254cm" svg:x="44.069cm" svg:y="20.32cm">
          <text:p/>
        </draw:circle>
        <draw:circle draw:style-name="gr3" draw:text-style-name="P1" draw:layer="layout" svg:width="0.762cm" svg:height="0.762cm" svg:x="39.37cm" svg:y="20.066cm">
          <text:p/>
        </draw:circle>
        <draw:circle draw:style-name="gr3" draw:text-style-name="P1" draw:layer="layout" svg:width="0.762cm" svg:height="0.762cm" svg:x="45.72cm" svg:y="20.066cm">
          <text:p/>
        </draw:circle>
        <draw:rect draw:style-name="gr3" draw:text-style-name="P1" draw:layer="layout" svg:width="0.762cm" svg:height="0.762cm" svg:x="41.91cm" svg:y="20.066cm" draw:corner-radius="0.102cm">
          <text:p/>
        </draw:rect>
        <draw:frame draw:style-name="gr4" draw:text-style-name="P2" draw:layer="layout" svg:width="2.286cm" svg:height="0.635cm" svg:x="37.338cm" svg:y="20.701cm">
          <draw:text-box>
            <text:p text:style-name="P1"><text:span text:style-name="T1">Pitch</text:span></text:p>
          </draw:text-box>
        </draw:frame>
        <draw:frame draw:style-name="gr4" draw:text-style-name="P2" draw:layer="layout" svg:width="2.286cm" svg:height="0.635cm" svg:x="38.608cm" svg:y="20.701cm">
          <draw:text-box>
            <text:p text:style-name="P1"><text:span text:style-name="T1">Octave</text:span></text:p>
          </draw:text-box>
        </draw:frame>
        <draw:frame draw:style-name="gr4" draw:text-style-name="P2" draw:layer="layout" svg:width="2.286cm" svg:height="0.635cm" svg:x="39.878cm" svg:y="20.701cm">
          <draw:text-box>
            <text:p text:style-name="P1"><text:span text:style-name="T1">Cent</text:span></text:p>
          </draw:text-box>
        </draw:frame>
        <draw:circle draw:style-name="gr3" draw:text-style-name="P1" draw:layer="layout" svg:width="0.762cm" svg:height="0.762cm" svg:x="40.64cm" svg:y="20.066cm">
          <text:p/>
        </draw:circle>
        <draw:frame draw:style-name="gr4" draw:text-style-name="P2" draw:layer="layout" svg:width="2.286cm" svg:height="0.635cm" svg:x="41.148cm" svg:y="20.701cm">
          <draw:text-box>
            <text:p text:style-name="P1"><text:span text:style-name="T1">Wave</text:span></text:p>
          </draw:text-box>
        </draw:frame>
        <draw:frame draw:style-name="gr4" draw:text-style-name="P2" draw:layer="layout" svg:width="2.286cm" svg:height="0.635cm" svg:x="44.958cm" svg:y="20.701cm">
          <draw:text-box>
            <text:p text:style-name="P1"><text:span text:style-name="T1">Pre-Amp</text:span></text:p>
          </draw:text-box>
        </draw:frame>
        <draw:rect draw:style-name="gr7" draw:text-style-name="P1" draw:layer="layout" svg:width="13.334cm" svg:height="2.54cm" svg:x="1.271cm" svg:y="1.27cm" draw:corner-radius="0.254cm">
          <text:p/>
        </draw:rect>
        <draw:frame draw:style-name="gr9" draw:text-style-name="P5" draw:layer="layout" svg:width="6.477cm" svg:height="1.27cm" svg:x="1.271cm" svg:y="1.27cm">
          <draw:text-box>
            <text:p><text:span text:style-name="T2">Amplitude</text:span></text:p>
          </draw:text-box>
        </draw:frame>
        <draw:circle draw:style-name="gr3" draw:text-style-name="P1" draw:layer="layout" svg:width="0.762cm" svg:height="0.762cm" svg:x="5.97cm" svg:y="2.159cm">
          <text:p/>
        </draw:circle>
        <draw:circle draw:style-name="gr3" draw:text-style-name="P1" draw:layer="layout" svg:width="0.762cm" svg:height="0.762cm" svg:x="4.7cm" svg:y="2.159cm">
          <text:p/>
        </draw:circle>
        <draw:circle draw:style-name="gr3" draw:text-style-name="P1" draw:layer="layout" svg:width="0.762cm" svg:height="0.762cm" svg:x="2.16cm" svg:y="2.159cm">
          <text:p/>
        </draw:circle>
        <draw:frame draw:style-name="gr9" draw:text-style-name="P4" draw:layer="layout" svg:width="2.54cm" svg:height="1.27cm" svg:x="1.271cm" svg:y="3.175cm">
          <draw:text-box>
            <text:p text:style-name="P1"><text:span text:style-name="T2">A</text:span></text:p>
          </draw:text-box>
        </draw:frame>
        <draw:frame draw:style-name="gr9" draw:text-style-name="P4" draw:layer="layout" svg:width="2.54cm" svg:height="1.27cm" svg:x="5.081cm" svg:y="3.175cm">
          <draw:text-box>
            <text:p text:style-name="P1"><text:span text:style-name="T2">D</text:span></text:p>
          </draw:text-box>
        </draw:frame>
        <draw:frame draw:style-name="gr9" draw:text-style-name="P4" draw:layer="layout" svg:width="2.54cm" svg:height="1.27cm" svg:x="3.811cm" svg:y="3.175cm">
          <draw:text-box>
            <text:p text:style-name="P1"><text:span text:style-name="T2">H</text:span></text:p>
          </draw:text-box>
        </draw:frame>
        <draw:circle draw:style-name="gr3" draw:text-style-name="P1" draw:layer="layout" svg:width="0.762cm" svg:height="0.762cm" svg:x="9.78cm" svg:y="2.159cm">
          <text:p/>
        </draw:circle>
        <draw:circle draw:style-name="gr3" draw:text-style-name="P1" draw:layer="layout" svg:width="0.762cm" svg:height="0.762cm" svg:x="8.51cm" svg:y="2.159cm">
          <text:p/>
        </draw:circle>
        <draw:frame draw:style-name="gr9" draw:text-style-name="P4" draw:layer="layout" svg:width="2.54cm" svg:height="1.27cm" svg:x="8.891cm" svg:y="3.175cm">
          <draw:text-box>
            <text:p text:style-name="P1"><text:span text:style-name="T2">R</text:span></text:p>
          </draw:text-box>
        </draw:frame>
        <draw:frame draw:style-name="gr9" draw:text-style-name="P4" draw:layer="layout" svg:width="2.54cm" svg:height="1.27cm" svg:x="7.621cm" svg:y="3.175cm">
          <draw:text-box>
            <text:p text:style-name="P1"><text:span text:style-name="T2">S</text:span></text:p>
          </draw:text-box>
        </draw:frame>
        <draw:circle draw:style-name="gr3" draw:text-style-name="P1" draw:layer="layout" svg:width="0.762cm" svg:height="0.762cm" svg:x="3.43cm" svg:y="2.159cm">
          <text:p/>
        </draw:circle>
        <draw:frame draw:style-name="gr9" draw:text-style-name="P4" draw:layer="layout" svg:width="2.54cm" svg:height="1.27cm" svg:x="2.541cm" svg:y="3.175cm">
          <draw:text-box>
            <text:p text:style-name="P1"><text:span text:style-name="T2">Bend</text:span></text:p>
          </draw:text-box>
        </draw:frame>
        <draw:circle draw:style-name="gr3" draw:text-style-name="P1" draw:layer="layout" svg:width="0.762cm" svg:height="0.762cm" svg:x="7.24cm" svg:y="2.159cm">
          <text:p/>
        </draw:circle>
        <draw:frame draw:style-name="gr9" draw:text-style-name="P4" draw:layer="layout" svg:width="2.54cm" svg:height="1.27cm" svg:x="6.351cm" svg:y="3.175cm">
          <draw:text-box>
            <text:p text:style-name="P1"><text:span text:style-name="T2">Bend</text:span></text:p>
          </draw:text-box>
        </draw:frame>
        <draw:circle draw:style-name="gr3" draw:text-style-name="P1" draw:layer="layout" svg:width="0.762cm" svg:height="0.762cm" svg:x="12.954cm" svg:y="2.171cm">
          <text:p/>
        </draw:circle>
        <draw:circle draw:style-name="gr3" draw:text-style-name="P1" draw:layer="layout" svg:width="0.762cm" svg:height="0.762cm" svg:x="11.05cm" svg:y="2.159cm">
          <text:p/>
        </draw:circle>
        <draw:frame draw:style-name="gr9" draw:text-style-name="P4" draw:layer="layout" svg:width="2.54cm" svg:height="1.27cm" svg:x="10.161cm" svg:y="3.175cm">
          <draw:text-box>
            <text:p text:style-name="P1"><text:span text:style-name="T2">Bend</text:span></text:p>
          </draw:text-box>
        </draw:frame>
        <draw:circle draw:style-name="gr2" draw:text-style-name="P1" draw:layer="layout" svg:width="0.254cm" svg:height="0.254cm" svg:x="13.589cm" svg:y="3.06cm">
          <text:p/>
        </draw:circle>
        <draw:frame draw:style-name="gr9" draw:text-style-name="P4" draw:layer="layout" svg:width="1.524cm" svg:height="1.27cm" svg:x="12.319cm" svg:y="2.933cm">
          <draw:text-box>
            <text:p text:style-name="P1"><text:span text:style-name="T2">Trig</text:span></text:p>
          </draw:text-box>
        </draw:frame>
        <draw:rect draw:style-name="gr7" draw:text-style-name="P1" draw:layer="layout" svg:width="13.334cm" svg:height="2.54cm" svg:x="1.271cm" svg:y="10.795cm" draw:corner-radius="0.254cm">
          <text:p/>
        </draw:rect>
        <draw:frame draw:style-name="gr9" draw:text-style-name="P5" draw:layer="layout" svg:width="6.477cm" svg:height="1.27cm" svg:x="1.271cm" svg:y="10.795cm">
          <draw:text-box>
            <text:p><text:span text:style-name="T2">Amplitude</text:span></text:p>
          </draw:text-box>
        </draw:frame>
        <draw:circle draw:style-name="gr3" draw:text-style-name="P1" draw:layer="layout" svg:width="0.762cm" svg:height="0.762cm" svg:x="5.97cm" svg:y="11.684cm">
          <text:p/>
        </draw:circle>
        <draw:circle draw:style-name="gr3" draw:text-style-name="P1" draw:layer="layout" svg:width="0.762cm" svg:height="0.762cm" svg:x="4.7cm" svg:y="11.684cm">
          <text:p/>
        </draw:circle>
        <draw:circle draw:style-name="gr3" draw:text-style-name="P1" draw:layer="layout" svg:width="0.762cm" svg:height="0.762cm" svg:x="2.16cm" svg:y="11.684cm">
          <text:p/>
        </draw:circle>
        <draw:frame draw:style-name="gr9" draw:text-style-name="P4" draw:layer="layout" svg:width="2.54cm" svg:height="1.27cm" svg:x="1.271cm" svg:y="12.7cm">
          <draw:text-box>
            <text:p text:style-name="P1"><text:span text:style-name="T2">A</text:span></text:p>
          </draw:text-box>
        </draw:frame>
        <draw:frame draw:style-name="gr9" draw:text-style-name="P4" draw:layer="layout" svg:width="2.54cm" svg:height="1.27cm" svg:x="5.081cm" svg:y="12.7cm">
          <draw:text-box>
            <text:p text:style-name="P1"><text:span text:style-name="T2">D</text:span></text:p>
          </draw:text-box>
        </draw:frame>
        <draw:frame draw:style-name="gr9" draw:text-style-name="P4" draw:layer="layout" svg:width="2.54cm" svg:height="1.27cm" svg:x="3.811cm" svg:y="12.7cm">
          <draw:text-box>
            <text:p text:style-name="P1"><text:span text:style-name="T2">H</text:span></text:p>
          </draw:text-box>
        </draw:frame>
        <draw:circle draw:style-name="gr3" draw:text-style-name="P1" draw:layer="layout" svg:width="0.762cm" svg:height="0.762cm" svg:x="9.78cm" svg:y="11.684cm">
          <text:p/>
        </draw:circle>
        <draw:circle draw:style-name="gr3" draw:text-style-name="P1" draw:layer="layout" svg:width="0.762cm" svg:height="0.762cm" svg:x="8.51cm" svg:y="11.684cm">
          <text:p/>
        </draw:circle>
        <draw:frame draw:style-name="gr9" draw:text-style-name="P4" draw:layer="layout" svg:width="2.54cm" svg:height="1.27cm" svg:x="8.891cm" svg:y="12.7cm">
          <draw:text-box>
            <text:p text:style-name="P1"><text:span text:style-name="T2">R</text:span></text:p>
          </draw:text-box>
        </draw:frame>
        <draw:frame draw:style-name="gr9" draw:text-style-name="P4" draw:layer="layout" svg:width="2.54cm" svg:height="1.27cm" svg:x="7.621cm" svg:y="12.7cm">
          <draw:text-box>
            <text:p text:style-name="P1"><text:span text:style-name="T2">S</text:span></text:p>
          </draw:text-box>
        </draw:frame>
        <draw:circle draw:style-name="gr3" draw:text-style-name="P1" draw:layer="layout" svg:width="0.762cm" svg:height="0.762cm" svg:x="3.43cm" svg:y="11.684cm">
          <text:p/>
        </draw:circle>
        <draw:frame draw:style-name="gr9" draw:text-style-name="P4" draw:layer="layout" svg:width="2.54cm" svg:height="1.27cm" svg:x="2.541cm" svg:y="12.7cm">
          <draw:text-box>
            <text:p text:style-name="P1"><text:span text:style-name="T2">Bend</text:span></text:p>
          </draw:text-box>
        </draw:frame>
        <draw:circle draw:style-name="gr3" draw:text-style-name="P1" draw:layer="layout" svg:width="0.762cm" svg:height="0.762cm" svg:x="7.24cm" svg:y="11.684cm">
          <text:p/>
        </draw:circle>
        <draw:frame draw:style-name="gr9" draw:text-style-name="P4" draw:layer="layout" svg:width="2.54cm" svg:height="1.27cm" svg:x="6.351cm" svg:y="12.7cm">
          <draw:text-box>
            <text:p text:style-name="P1"><text:span text:style-name="T2">Bend</text:span></text:p>
          </draw:text-box>
        </draw:frame>
        <draw:circle draw:style-name="gr3" draw:text-style-name="P1" draw:layer="layout" svg:width="0.762cm" svg:height="0.762cm" svg:x="12.954cm" svg:y="11.696cm">
          <text:p/>
        </draw:circle>
        <draw:circle draw:style-name="gr3" draw:text-style-name="P1" draw:layer="layout" svg:width="0.762cm" svg:height="0.762cm" svg:x="11.05cm" svg:y="11.684cm">
          <text:p/>
        </draw:circle>
        <draw:frame draw:style-name="gr9" draw:text-style-name="P4" draw:layer="layout" svg:width="2.54cm" svg:height="1.27cm" svg:x="10.161cm" svg:y="12.7cm">
          <draw:text-box>
            <text:p text:style-name="P1"><text:span text:style-name="T2">Bend</text:span></text:p>
          </draw:text-box>
        </draw:frame>
        <draw:circle draw:style-name="gr2" draw:text-style-name="P1" draw:layer="layout" svg:width="0.254cm" svg:height="0.254cm" svg:x="13.589cm" svg:y="12.585cm">
          <text:p/>
        </draw:circle>
        <draw:frame draw:style-name="gr9" draw:text-style-name="P4" draw:layer="layout" svg:width="1.524cm" svg:height="1.27cm" svg:x="12.319cm" svg:y="12.458cm">
          <draw:text-box>
            <text:p text:style-name="P1"><text:span text:style-name="T2">Trig</text:span></text:p>
          </draw:text-box>
        </draw:frame>
        <draw:circle draw:style-name="gr3" draw:text-style-name="P1" draw:layer="layout" svg:width="0.762cm" svg:height="0.762cm" svg:x="38.1cm" svg:y="17.018cm">
          <text:p/>
        </draw:circle>
        <draw:frame draw:style-name="gr4" draw:text-style-name="P5" draw:layer="layout" svg:width="2.794cm" svg:height="0.725cm" svg:x="37.719cm" svg:y="16.383cm">
          <draw:text-box>
            <text:p><text:span text:style-name="T2">LFO A</text:span></text:p>
          </draw:text-box>
        </draw:frame>
        <draw:circle draw:style-name="gr2" draw:text-style-name="P1" draw:layer="layout" svg:width="0.254cm" svg:height="0.254cm" svg:x="44.958cm" svg:y="17.272cm">
          <text:p/>
        </draw:circle>
        <draw:circle draw:style-name="gr2" draw:text-style-name="P1" draw:layer="layout" svg:width="0.254cm" svg:height="0.254cm" svg:x="43.18cm" svg:y="17.272cm">
          <text:p/>
        </draw:circle>
        <draw:circle draw:style-name="gr10" draw:text-style-name="P1" draw:layer="layout" svg:width="0.254cm" svg:height="0.254cm" svg:x="44.069cm" svg:y="17.272cm">
          <text:p/>
        </draw:circle>
        <draw:rect draw:style-name="gr3" draw:text-style-name="P1" draw:layer="layout" svg:width="0.762cm" svg:height="0.762cm" svg:x="41.91cm" svg:y="17.018cm" draw:corner-radius="0.102cm">
          <text:p/>
        </draw:rect>
        <draw:frame draw:style-name="gr4" draw:text-style-name="P2" draw:layer="layout" svg:width="2.286cm" svg:height="0.635cm" svg:x="37.338cm" svg:y="17.653cm">
          <draw:text-box>
            <text:p text:style-name="P1"><text:span text:style-name="T1">Pitch</text:span></text:p>
          </draw:text-box>
        </draw:frame>
        <draw:frame draw:style-name="gr4" draw:text-style-name="P2" draw:layer="layout" svg:width="2.286cm" svg:height="0.635cm" svg:x="41.148cm" svg:y="17.653cm">
          <draw:text-box>
            <text:p text:style-name="P1"><text:span text:style-name="T1">Wave</text:span></text:p>
          </draw:text-box>
        </draw:frame>
        <draw:circle draw:style-name="gr3" draw:text-style-name="P1" draw:layer="layout" svg:width="0.762cm" svg:height="0.762cm" svg:x="38.1cm" svg:y="13.716cm">
          <text:p/>
        </draw:circle>
        <draw:frame draw:style-name="gr4" draw:text-style-name="P5" draw:layer="layout" svg:width="2.794cm" svg:height="0.725cm" svg:x="37.719cm" svg:y="13.081cm">
          <draw:text-box>
            <text:p><text:span text:style-name="T2">LFO A</text:span></text:p>
          </draw:text-box>
        </draw:frame>
        <draw:circle draw:style-name="gr2" draw:text-style-name="P1" draw:layer="layout" svg:width="0.254cm" svg:height="0.254cm" svg:x="44.958cm" svg:y="13.97cm">
          <text:p/>
        </draw:circle>
        <draw:circle draw:style-name="gr2" draw:text-style-name="P1" draw:layer="layout" svg:width="0.254cm" svg:height="0.254cm" svg:x="43.18cm" svg:y="13.97cm">
          <text:p/>
        </draw:circle>
        <draw:circle draw:style-name="gr10" draw:text-style-name="P1" draw:layer="layout" svg:width="0.254cm" svg:height="0.254cm" svg:x="44.069cm" svg:y="13.97cm">
          <text:p/>
        </draw:circle>
        <draw:rect draw:style-name="gr3" draw:text-style-name="P1" draw:layer="layout" svg:width="0.762cm" svg:height="0.762cm" svg:x="41.91cm" svg:y="13.716cm" draw:corner-radius="0.102cm">
          <text:p/>
        </draw:rect>
        <draw:frame draw:style-name="gr4" draw:text-style-name="P2" draw:layer="layout" svg:width="2.286cm" svg:height="0.635cm" svg:x="37.338cm" svg:y="14.351cm">
          <draw:text-box>
            <text:p text:style-name="P1"><text:span text:style-name="T1">Pitch</text:span></text:p>
          </draw:text-box>
        </draw:frame>
        <draw:frame draw:style-name="gr4" draw:text-style-name="P2" draw:layer="layout" svg:width="2.286cm" svg:height="0.635cm" svg:x="41.148cm" svg:y="14.351cm">
          <draw:text-box>
            <text:p text:style-name="P1"><text:span text:style-name="T1">Wave</text:span></text:p>
          </draw:text-box>
        </draw:frame>
        <draw:circle draw:style-name="gr3" draw:text-style-name="P1" draw:layer="layout" svg:width="0.762cm" svg:height="0.762cm" svg:x="46.609cm" svg:y="10.668cm">
          <text:p/>
        </draw:circle>
        <draw:frame draw:style-name="gr4" draw:text-style-name="P5" draw:layer="layout" svg:width="2.794cm" svg:height="0.725cm" svg:x="46.228cm" svg:y="10.033cm">
          <draw:text-box>
            <text:p><text:span text:style-name="T2">Master</text:span></text:p>
          </draw:text-box>
        </draw:frame>
        <draw:circle draw:style-name="gr3" draw:text-style-name="P1" draw:layer="layout" svg:width="0.762cm" svg:height="0.762cm" svg:x="47.879cm" svg:y="10.668cm">
          <text:p/>
        </draw:circle>
        <draw:frame draw:style-name="gr4" draw:text-style-name="P2" draw:layer="layout" svg:width="2.286cm" svg:height="0.635cm" svg:x="45.847cm" svg:y="11.303cm">
          <draw:text-box>
            <text:p text:style-name="P1"><text:span text:style-name="T1">Coarse</text:span></text:p>
          </draw:text-box>
        </draw:frame>
        <draw:frame draw:style-name="gr4" draw:text-style-name="P2" draw:layer="layout" svg:width="2.286cm" svg:height="0.635cm" svg:x="47.117cm" svg:y="11.303cm">
          <draw:text-box>
            <text:p text:style-name="P1"><text:span text:style-name="T1">Fine</text:span></text:p>
          </draw:text-box>
        </draw:frame>
        <draw:frame draw:style-name="gr4" draw:text-style-name="P2" draw:layer="layout" svg:width="2.286cm" svg:height="0.635cm" svg:x="48.387cm" svg:y="11.303cm">
          <draw:text-box>
            <text:p text:style-name="P1"><text:span text:style-name="T1">Amp</text:span></text:p>
          </draw:text-box>
        </draw:frame>
        <draw:circle draw:style-name="gr3" draw:text-style-name="P1" draw:layer="layout" svg:width="0.762cm" svg:height="0.762cm" svg:x="49.149cm" svg:y="10.668cm">
          <text:p/>
        </draw:circle>
        <draw:frame draw:style-name="gr11" draw:layer="layout" svg:width="7.747cm" svg:height="3.552cm" svg:x="2.413cm" svg:y="41.91cm">
          <draw:text-box>
            <text:p>63 LEDs</text:p>
            <text:p>58 Knobs</text:p>
            <text:p>19 Switch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ED" draw:style="radial" draw:cx="30%" draw:cy="30%" draw:start-color="#ff0000" draw:end-color="#ffffff" draw:start-intensity="100%" draw:end-intensity="100%" draw:border="20%"/>
    <draw:gradient draw:name="LED_5f_OFF" draw:display-name="LED_OFF" draw:style="radial" draw:cx="30%" draw:cy="30%" draw:start-color="#800000" draw:end-color="#ffffff" draw:start-intensity="100%" draw:end-intensity="100%" draw:border="2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0.96cm" fo:page-height="45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2H12M28S</meta:editing-duration>
    <meta:editing-cycles>3</meta:editing-cycles>
    <meta:generator>OpenOffice.org/3.4.1$Win32 OpenOffice.org_project/341m1$Build-9593</meta:generator>
    <dc:date>2016-07-25T17:08:09.45</dc:date>
    <meta:document-statistic meta:object-count="247"/>
  </office:meta>
</office:document-meta>
</file>